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 officeooo:rsid="001588ae" officeooo:paragraph-rsid="001588ae"/>
    </style:style>
    <style:style style:name="P2" style:family="paragraph" style:parent-style-name="Standard">
      <style:paragraph-properties fo:text-align="justify" style:justify-single-word="false"/>
      <style:text-properties style:font-name="Arial1" officeooo:rsid="001588ae" officeooo:paragraph-rsid="001776ee"/>
    </style:style>
    <style:style style:name="P3" style:family="paragraph" style:parent-style-name="Standard">
      <style:paragraph-properties fo:text-align="justify" style:justify-single-word="false"/>
      <style:text-properties style:font-name="Arial1" fo:font-weight="bold" officeooo:rsid="001588ae" officeooo:paragraph-rsid="001588ae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1" officeooo:rsid="001776ee" officeooo:paragraph-rsid="001776ee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4pt" officeooo:rsid="001776ee" officeooo:paragraph-rsid="001776ee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4pt" officeooo:rsid="001776ee" officeooo:paragraph-rsid="0018bc5d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4pt" fo:font-style="italic" fo:font-weight="bold" officeooo:rsid="0018bc5d" officeooo:paragraph-rsid="0018bc5d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4pt" fo:font-style="italic" fo:font-weight="bold" officeooo:rsid="0018bc5d" officeooo:paragraph-rsid="001cb4a9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4pt" fo:font-style="italic" fo:font-weight="bold" officeooo:rsid="001ab7e7" officeooo:paragraph-rsid="001ab7e7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4pt" fo:font-style="italic" fo:font-weight="bold" officeooo:rsid="001cb4a9" officeooo:paragraph-rsid="001cb4a9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4pt" fo:font-style="italic" fo:font-weight="bold" officeooo:rsid="001ddf56" officeooo:paragraph-rsid="001ddf56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text-align="justify" style:justify-single-word="false">
        <style:tab-stops>
          <style:tab-stop style:position="5.3055in"/>
        </style:tab-stops>
      </style:paragraph-properties>
      <style:text-properties style:font-name="Arial1" fo:font-size="14pt" fo:font-style="italic" fo:font-weight="bold" officeooo:rsid="001ddf56" officeooo:paragraph-rsid="001ddf56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paragraph-properties fo:text-align="justify" style:justify-single-word="false">
        <style:tab-stops>
          <style:tab-stop style:position="5.3055in"/>
        </style:tab-stops>
      </style:paragraph-properties>
      <style:text-properties style:font-name="Arial1" fo:font-size="14pt" fo:font-style="italic" fo:font-weight="bold" officeooo:rsid="001f1b9e" officeooo:paragraph-rsid="001f1b9e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4pt" fo:font-style="italic" fo:font-weight="bold" officeooo:rsid="0021932a" officeooo:paragraph-rsid="0021932a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4pt" fo:font-style="italic" fo:font-weight="bold" officeooo:rsid="0026ae2e" officeooo:paragraph-rsid="0026ae2e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4pt" fo:font-style="italic" fo:font-weight="bold" officeooo:rsid="0027cbf4" officeooo:paragraph-rsid="0027cbf4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1" fo:font-size="14pt" fo:font-style="italic" fo:font-weight="bold" officeooo:rsid="0028af27" officeooo:paragraph-rsid="0028af27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1" fo:font-size="14pt" fo:font-style="italic" fo:font-weight="bold" officeooo:rsid="0029999d" officeooo:paragraph-rsid="0029999d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Standard">
      <style:paragraph-properties fo:text-align="justify" style:justify-single-word="false">
        <style:tab-stops>
          <style:tab-stop style:position="5.389in"/>
          <style:tab-stop style:position="5.4028in"/>
          <style:tab-stop style:position="5.5555in"/>
        </style:tab-stops>
      </style:paragraph-properties>
      <style:text-properties style:font-name="Arial1" fo:font-size="14pt" fo:font-style="italic" fo:font-weight="bold" officeooo:rsid="0029999d" officeooo:paragraph-rsid="0029999d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1" fo:font-size="14pt" fo:font-style="italic" fo:font-weight="bold" officeooo:rsid="002b67b5" officeooo:paragraph-rsid="002b67b5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1" fo:font-size="14pt" fo:font-style="italic" fo:font-weight="bold" officeooo:rsid="002cf091" officeooo:paragraph-rsid="002cf091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4pt" fo:font-style="normal" fo:font-weight="bold" officeooo:rsid="0023b11a" officeooo:paragraph-rsid="0023b11a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4pt" fo:font-style="normal" fo:font-weight="bold" officeooo:rsid="0023babd" officeooo:paragraph-rsid="0023babd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rial1" fo:font-size="14pt" fo:font-style="normal" fo:font-weight="bold" officeooo:rsid="0023babd" officeooo:paragraph-rsid="0026ae2e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Arial1" fo:font-size="14pt" fo:font-style="normal" fo:font-weight="normal" officeooo:rsid="0023babd" officeooo:paragraph-rsid="0023babd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1" officeooo:rsid="0018bc5d" officeooo:paragraph-rsid="0018bc5d"/>
    </style:style>
    <style:style style:name="P27" style:family="paragraph" style:parent-style-name="Standard">
      <style:paragraph-properties fo:text-align="justify" style:justify-single-word="false"/>
      <style:text-properties style:font-name="Arial1" fo:font-size="16pt" fo:font-style="italic" style:text-underline-style="none" fo:font-weight="bold" officeooo:rsid="001588ae" officeooo:paragraph-rsid="001776ee" style:font-size-asian="16pt" style:font-style-asian="italic" style:font-weight-asian="bold" style:font-size-complex="16pt" style:font-style-complex="italic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Arial1" fo:font-size="16pt" fo:font-style="italic" fo:font-weight="bold" officeooo:rsid="0018bc5d" officeooo:paragraph-rsid="001cb4a9" style:font-size-asian="16pt" style:font-style-asian="italic" style:font-weight-asian="bold" style:font-size-complex="16pt" style:font-style-complex="italic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Arial1" fo:font-size="16pt" fo:font-style="italic" fo:font-weight="bold" officeooo:rsid="0023b11a" officeooo:paragraph-rsid="0023b11a" style:font-size-asian="16pt" style:font-style-asian="italic" style:font-weight-asian="bold" style:font-size-complex="16pt" style:font-style-complex="italic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Arial1" fo:font-size="12pt" fo:font-style="normal" fo:font-weight="normal" officeooo:rsid="0018bc5d" officeooo:paragraph-rsid="0018bc5d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rial1" fo:font-size="12pt" fo:font-style="normal" fo:font-weight="normal" officeooo:rsid="001ab7e7" officeooo:paragraph-rsid="0018bc5d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Arial1" fo:font-size="12pt" fo:font-style="normal" fo:font-weight="normal" officeooo:rsid="001ab7e7" officeooo:paragraph-rsid="001ab7e7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>
        <style:tab-stops>
          <style:tab-stop style:position="5.3055in"/>
        </style:tab-stops>
      </style:paragraph-properties>
      <style:text-properties style:font-name="Arial1" fo:font-size="12pt" fo:font-style="normal" fo:font-weight="normal" officeooo:rsid="001ddf56" officeooo:paragraph-rsid="001ddf56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Arial1" fo:font-size="12pt" fo:font-style="normal" fo:font-weight="normal" officeooo:rsid="001ddf56" officeooo:paragraph-rsid="001ddf56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Arial1" fo:font-size="12pt" fo:font-style="normal" fo:font-weight="normal" officeooo:rsid="002599e4" officeooo:paragraph-rsid="0026ae2e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Arial1" fo:font-size="12pt" fo:font-style="normal" fo:font-weight="normal" officeooo:rsid="0026ae2e" officeooo:paragraph-rsid="0026ae2e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Arial1" fo:font-size="12pt" fo:font-style="normal" fo:font-weight="normal" officeooo:rsid="0027cbf4" officeooo:paragraph-rsid="0027cbf4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Arial1" fo:font-size="12pt" fo:font-style="normal" fo:font-weight="normal" officeooo:rsid="0028af27" officeooo:paragraph-rsid="0027cbf4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Arial1" fo:font-size="12pt" fo:font-style="normal" fo:font-weight="normal" officeooo:rsid="0028af27" officeooo:paragraph-rsid="0028af27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Arial1" fo:font-size="12pt" fo:font-style="normal" fo:font-weight="normal" officeooo:rsid="0029999d" officeooo:paragraph-rsid="0029999d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Arial1" fo:font-size="12pt" fo:font-style="normal" fo:font-weight="normal" officeooo:rsid="002ca794" officeooo:paragraph-rsid="002ca794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Arial1" fo:font-size="12pt" fo:font-style="normal" fo:font-weight="normal" officeooo:rsid="002cf091" officeooo:paragraph-rsid="002cf091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Arial1" fo:font-size="12pt" fo:font-style="normal" fo:font-weight="normal" officeooo:rsid="001ddf56" officeooo:paragraph-rsid="001ddf56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Arial1" fo:font-size="12pt" fo:font-style="normal" fo:font-weight="normal" officeooo:rsid="0023babd" officeooo:paragraph-rsid="0023babd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Arial1" fo:font-size="12pt" fo:font-style="normal" fo:font-weight="normal" officeooo:rsid="0026ae2e" officeooo:paragraph-rsid="0026ae2e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Arial1" fo:font-size="14pt" fo:font-style="normal" fo:font-weight="normal" officeooo:rsid="0021932a" officeooo:paragraph-rsid="0021932a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Arial1" fo:font-size="14pt" fo:font-style="normal" fo:font-weight="normal" officeooo:rsid="0023b11a" officeooo:paragraph-rsid="0023b11a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Arial1" fo:font-size="14pt" fo:font-style="normal" fo:font-weight="bold" officeooo:rsid="0028af27" officeooo:paragraph-rsid="0028af27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Arial1" fo:font-size="14pt" fo:font-style="italic" fo:font-weight="bold" officeooo:rsid="002ca794" officeooo:paragraph-rsid="002ca794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1776ee"/>
    </style:style>
    <style:style style:name="T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ize="14pt" fo:font-style="italic" fo:font-weight="bold" officeooo:rsid="001776ee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18bc5d" style:font-size-asian="12pt" style:font-size-complex="12pt"/>
    </style:style>
    <style:style style:name="T8" style:family="text">
      <style:text-properties fo:font-size="12pt" officeooo:rsid="002599e4" style:font-size-asian="12pt" style:font-size-complex="12pt"/>
    </style:style>
    <style:style style:name="T9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fo:font-weight="normal" officeooo:rsid="001ab7e7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fo:font-weight="normal" officeooo:rsid="001ddf56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fo:font-weight="normal" officeooo:rsid="0028af27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font-style="normal" fo:font-weight="normal" officeooo:rsid="0029999d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font-style="normal" fo:font-weight="normal" officeooo:rsid="002b67b5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normal" fo:font-weight="normal" officeooo:rsid="002ca794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normal" fo:font-weight="normal" officeooo:rsid="002cf091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style:font-size-asian="10.5pt" style:font-style-asian="normal" style:font-size-complex="12pt" style:font-style-complex="normal"/>
    </style:style>
    <style:style style:name="T21" style:family="text">
      <style:text-properties fo:font-size="12pt" fo:font-style="normal" style:font-size-asian="12pt" style:font-style-asian="normal" style:font-size-complex="12pt" style:font-style-complex="normal"/>
    </style:style>
    <style:style style:name="T22" style:family="text">
      <style:text-properties fo:font-size="12pt" fo:font-weight="normal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2599e4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2599e4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26ae2e" style:font-size-asian="12pt" style:font-weight-asian="normal" style:font-size-complex="12pt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officeooo:rsid="001ab7e7"/>
    </style:style>
    <style:style style:name="T31" style:family="text">
      <style:text-properties officeooo:rsid="002599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.E.E.P. Luiz Gonzaga Fonseca Mota</text:p>
      <text:p text:style-name="P3">Disciplina: Introdução a Comunicação de Dados</text:p>
      <text:p text:style-name="P3">Professor: Samuel Coelho Gomes</text:p>
      <text:p text:style-name="P3">Aluno: Michel Rooney Ferreira Araújo</text:p>
      <text:p text:style-name="P1"/>
      <text:p text:style-name="P1"/>
      <text:p text:style-name="P1"/>
      <text:p text:style-name="P27">SLIDE 3 Método de Transmissão</text:p>
      <text:p text:style-name="P2"><text:span text:style-name="T3">T</text:span><text:span text:style-name="T2">axa Baud</text:span><text:span text:style-name="T5">: </text:span>Seria a quantidade de dados transferid<text:span text:style-name="T1">o</text:span> <text:span text:style-name="T1">em um período de tempo</text:span></text:p>
      <text:p text:style-name="P2"/>
      <text:p text:style-name="P6"><text:span text:style-name="T4">Transmissão em Série:</text:span><text:span text:style-name="T27"> </text:span><text:s/>O<text:span text:style-name="T6">s dados são enviados um atrás do outro, em uma sequência.</text:span></text:p>
      <text:p text:style-name="P6"><text:span text:style-name="T9">Vantagem</text:span><text:span text:style-name="T6">: Se houv</text:span><text:span text:style-name="T7">er </text:span><text:span text:style-name="T6">a perca de um dado ele seria reenviado de novo sem que haja a necessidade de mandar tudo de novo. </text:span></text:p>
      <text:p text:style-name="P5"><text:span text:style-name="T10">Desvantagem</text:span><text:span text:style-name="T6">: O processo seria “mais lento”.</text:span></text:p>
      <text:p text:style-name="P2"/>
      <text:p text:style-name="P4"><text:span text:style-name="T2">Transmissão Paralelo:</text:span> Os dados são enviados ao mesmo tempo, todos simultâneos. </text:p>
      <text:p text:style-name="P26"><text:span text:style-name="T27">Vantagem</text:span>: A velocidade de transmissão seria mais rápida</text:p>
      <text:p text:style-name="P26"><text:span text:style-name="T27">Desvantagem</text:span>: Se houver a perca de um dado, a informação toda precisara ser reenviada</text:p>
      <text:p text:style-name="P2"/>
      <text:p text:style-name="P2"/>
      <text:p text:style-name="P7">Transmissão Síncrona – Serial: <text:span text:style-name="T11">O transmissor e o receptor estão sincronizados no mesmo instante de tempo.</text:span></text:p>
      <text:p text:style-name="P30"/>
      <text:p text:style-name="P7">Transmissão <text:span text:style-name="T30">Ass</text:span>íncrona – Serial:<text:span text:style-name="T11"> </text:span><text:span text:style-name="T12">O transmissor e o receptor não estão sincronizados, assim tendo a necessidade de mandar os blocos de dados com informações de controle (denominadas flag), indicando onde começa e termina o bloco de dados.</text:span></text:p>
      <text:p text:style-name="P31"/>
      <text:p text:style-name="P31"/>
      <text:p text:style-name="P9">Meios Guiados:<text:span text:style-name="T11"> É uma meio físico, onde os dados serão transmitidos, podendo ser por sinais elétricos (fios de cobre) ou por sinais luminosos (fibra óptica). </text:span></text:p>
      <text:p text:style-name="P32"/>
      <text:p text:style-name="P10"><text:span text:style-name="T29">Meios Não Guiados:</text:span><text:span text:style-name="T11"> É um meio não físico (pelo ar), utilizando frequências ou ondas de rádios para transmissão dos dados.</text:span></text:p>
      <text:p text:style-name="P8"/>
      <text:p text:style-name="P8"/>
      <text:p text:style-name="P8"/>
      <text:p text:style-name="P28">SLIDE 4 Multiplexação e Largura de Banda:</text:p>
      <text:p text:style-name="P10">Multiplexação:<text:span text:style-name="T11"> É pegar um ou mais canais e colocar em um único meio, </text:span><text:span text:style-name="T13">utilizando um multiplexador.</text:span></text:p>
      <text:p text:style-name="P11"><text:span text:style-name="T21">Vantagem</text:span><text:span text:style-name="T11">: A facilidade da comunicação simultânea por um mesmo meio.</text:span></text:p>
      <text:p text:style-name="P12"><text:span text:style-name="T21">Desvantagem</text:span><text:span text:style-name="T11">: Precisar filtrar a mensagem que cada usuário tem que receber, assim podendo causar interferências ou problemas na velocidade da comunicação.</text:span></text:p>
      <text:p text:style-name="P33"/>
      <text:p text:style-name="P12"><text:span text:style-name="T29">Demultiplexação: </text:span><text:span text:style-name="T11">É o processo inverso da multiplexação, ou seja, um único meio de dados será transformado em vários canais.</text:span></text:p>
      <text:p text:style-name="P13"><text:soft-page-break/><text:span text:style-name="T20">Vantagem: </text:span><text:span text:style-name="T11">Como já possui a identificação de cada mensagem é mais fácil de identificar o destino dela.</text:span></text:p>
      <text:p text:style-name="P13"><text:span text:style-name="T20">Desvantagem: </text:span><text:span text:style-name="T11">Dependo necessariamente da multiplexação</text:span></text:p>
      <text:p text:style-name="P34"/>
      <text:p text:style-name="P34"/>
      <text:p text:style-name="P14"><text:span text:style-name="T29">TDMA: T</text:span><text:span text:style-name="T28">ime </text:span><text:span text:style-name="T29">D</text:span><text:span text:style-name="T28">ivision </text:span><text:span text:style-name="T29">M</text:span><text:span text:style-name="T28">ultiple </text:span><text:span text:style-name="T29">A</text:span><text:span text:style-name="T28">ccess, </text:span><text:span text:style-name="T19">cada usuário tera seu tempo de na transmissão, ou seja, cada um por vez, assim impedindo problemas de interferência.</text:span></text:p>
      <text:p text:style-name="P46"/>
      <text:p text:style-name="P14"><text:span text:style-name="T29">FDMA: F</text:span><text:span text:style-name="T28">requency </text:span><text:span text:style-name="T29">D</text:span><text:span text:style-name="T28">ivision </text:span><text:span text:style-name="T29">M</text:span><text:span text:style-name="T28">ultiple </text:span><text:span text:style-name="T29">A</text:span><text:span text:style-name="T28">ccess, </text:span><text:span text:style-name="T19">cada usuário tera sua frequência, podendo se comunicar todos ao mesmo tempo sem que haja interferência.</text:span></text:p>
      <text:p text:style-name="P46"/>
      <text:p text:style-name="P14"><text:span text:style-name="T29">CMDA: C</text:span><text:span text:style-name="T28">ode </text:span><text:span text:style-name="T29">D</text:span><text:span text:style-name="T28">ivision </text:span><text:span text:style-name="T29">M</text:span><text:span text:style-name="T28">ultiple </text:span><text:span text:style-name="T29">A</text:span><text:span text:style-name="T28">ccess, </text:span><text:span text:style-name="T19">cada usuário tera seu código, utilizando assim os canais de acesso do sistema somente pelo código.</text:span></text:p>
      <text:p text:style-name="P43"/>
      <text:p text:style-name="P34"/>
      <text:p text:style-name="P22">Largura de Banda: <text:span text:style-name="T24">É a capacidade máxima suportada na transmissão, diferente da taxa Baud que é a quantidade de dados que está passando no meio no instante de tempo.</text:span></text:p>
      <text:p text:style-name="P47"/>
      <text:p text:style-name="P47"/>
      <text:p text:style-name="P47"/>
      <text:p text:style-name="P29">SLIDE 5 Tipo de Fluxos, Modos de Comunicação</text:p>
      <text:p text:style-name="P25"><text:span text:style-name="T27">Conexão:</text:span><text:span text:style-name="T10"> </text:span><text:span text:style-name="T6">É uma ligação entre o emissor e o receptor.</text:span></text:p>
      <text:p text:style-name="P44"/>
      <text:p text:style-name="P23">Conexão Ponto a Ponto: <text:span text:style-name="T22">Pode ser Ponta a Ponta, onde a conexão é entre dois dispositivos, ou multiponto, onde a conexão é entre transmitida para vários dispositivos.</text:span></text:p>
      <text:p text:style-name="P24"/>
      <text:p text:style-name="P24">PPP: <text:span text:style-name="T22">(Protocolo Ponto a Ponto), </text:span><text:span text:style-name="T23">protocolo de baixo nível que transporta pacotes de dados de alto nível em conexões entre dois pontos.</text:span></text:p>
      <text:p text:style-name="P35"/>
      <text:p text:style-name="P24"><text:span text:style-name="T31">ADSL</text:span><text:span text:style-name="T8">: </text:span><text:span text:style-name="T25">(Asymmetric Digital Subscriber Line), </text:span><text:span text:style-name="T26">ligação telefônica.</text:span></text:p>
      <text:p text:style-name="P45"/>
      <text:p text:style-name="P15">Enlace de Micro-ondas: <text:span text:style-name="T11">É a ligação ponto a ponto sem fio (pelo ar), utilizando duas antenas direcionadas, uma em cada rede.</text:span></text:p>
      <text:p text:style-name="P36"/>
      <text:p text:style-name="P36"/>
      <text:p text:style-name="P15"><text:span text:style-name="T29">Conexão Multiponto: </text:span><text:span text:style-name="T11">Quase sempre sem fios, o provedor manda o sinal em uma grande área geográfica, com o objetivo de atingir vários clientes ao mesmo tempo.</text:span></text:p>
      <text:p text:style-name="P36"/>
      <text:p text:style-name="P16"><text:span text:style-name="T29">MMDS: </text:span><text:span text:style-name="T11">(Multiponit Microwave Distribution System), tecnologia usada por operadores de TV por assinatura.</text:span></text:p>
      <text:p text:style-name="P37"/>
      <text:p text:style-name="P16"><text:span text:style-name="T29">LMDS: </text:span><text:span text:style-name="T11">(Local Multipoint Distribution Services), Similar ao MMDS, porém em uma faixa de frequência maior, precisando da autorização da Anatel.</text:span></text:p>
      <text:p text:style-name="P36"/>
      <text:p text:style-name="P16"><text:soft-page-break/><text:span text:style-name="T29">TD-LTE: </text:span><text:span text:style-name="T14">Utiliza um mesmo canal para transmissões e recepção de dados com a tecnologia do (4G), veio para substituir a MMDS no Brasil.</text:span></text:p>
      <text:p text:style-name="P38"/>
      <text:p text:style-name="P17"><text:span text:style-name="T29">WiMAX: </text:span><text:span text:style-name="T11">Tecnologia utilizado para fornecimento de internet a usuários fixos (casa, escritório), sendo assim uma tecnologia multiponto como MMDS.</text:span></text:p>
      <text:p text:style-name="P39"/>
      <text:p text:style-name="P17"><text:span text:style-name="T29">DHT / DSS / DBS / BSS: </text:span><text:span text:style-name="T11">Utilização de satélites, usando pequenas antenas parabólicas, no lado transmissor o satélite manda o sinal de rádio para uma grande região, sendo um</text:span><text:span text:style-name="T15">a</text:span><text:span text:style-name="T11"> transmissão multiponto.</text:span></text:p>
      <text:p text:style-name="P39"/>
      <text:p text:style-name="P39"/>
      <text:p text:style-name="P48">Classificação quanto ao Tipo De Fluxo</text:p>
      <text:p text:style-name="P19"><text:span text:style-name="T29">Simplex: </text:span><text:span text:style-name="T11">Comunicação unilateral, somente um lado manda e o outro somente recebe. Ex: Televisão.</text:span></text:p>
      <text:p text:style-name="P19"><text:span text:style-name="T29">Half-duplex: </text:span><text:span text:style-name="T11">Os dois lados transmitem, porém cada um por vez (não simultaneamente).</text:span></text:p>
      <text:p text:style-name="P18"><text:span text:style-name="T29">Full-duplex: </text:span><text:span text:style-name="T11">Os dois lados transmitem ao mesmo tempo que recebem. Ex: Telefone.</text:span></text:p>
      <text:p text:style-name="P40"/>
      <text:p text:style-name="P40"/>
      <text:p text:style-name="P18"><text:span text:style-name="T29">Classificação quanto a Difusão</text:span><text:span text:style-name="T28"> </text:span></text:p>
      <text:p text:style-name="P18"><text:span text:style-name="T29">Unicast:</text:span><text:span text:style-name="T11"> Um para Um.</text:span></text:p>
      <text:p text:style-name="P18"><text:span text:style-name="T29">Multicast: </text:span><text:span text:style-name="T11">Um para muitos, mas não para todos.</text:span></text:p>
      <text:p text:style-name="P18"><text:span text:style-name="T29">Broadcast: </text:span><text:span text:style-name="T11">Um para todos.</text:span></text:p>
      <text:p text:style-name="P18"><text:span text:style-name="T29">Anycast: </text:span><text:span text:style-name="T11">Um para muitos, </text:span><text:span text:style-name="T16">mas recebera para </text:span><text:span text:style-name="T11">quem está mais próximo.</text:span></text:p>
      <text:p text:style-name="P40"/>
      <text:p text:style-name="P40"/>
      <text:p text:style-name="P20"><text:span text:style-name="T29">Telefonia Celular: </text:span><text:span text:style-name="T11">Transmissão bidirecional de voz e dados </text:span><text:span text:style-name="T17">em uma área geográfica que é dividida em células. Cada célula tem uma estação-base que manda sinais e recebe de estações móveis dentro da célula. Quanto a uma troca de central de comutação deferente da atual chamamos de roaming.</text:span></text:p>
      <text:p text:style-name="P40"/>
      <text:p text:style-name="P40"/>
      <text:p text:style-name="P41"><text:span text:style-name="T27">1G </text:span>– Só serviu para implementação</text:p>
      <text:p text:style-name="P41"><text:span text:style-name="T27">2G</text:span> – Mais robusta, um pouco de implementação e um pouco de execução</text:p>
      <text:p text:style-name="P49"><text:span text:style-name="T20">3G</text:span><text:span text:style-name="T11"> – Ponto mais importante no Brasil, obrigatoriamente de taxa </text:span><text:span text:style-name="T18">(144Kb / 2Mbps)</text:span></text:p>
      <text:p text:style-name="P42"><text:span text:style-name="T27">4G</text:span> – Separação da telefonia e da internet</text:p>
      <text:p text:style-name="P42"><text:span text:style-name="T27">5G</text:span> – Expandir a rede de conexão móvel para a máxima de dispositivos IoT </text:p>
      <text:p text:style-name="P42"/>
      <text:p text:style-name="P21"><text:span text:style-name="T29">Rede de Satélites e Comunicação:</text:span><text:span text:style-name="T11"> Conexão por satélites artificiais. Ela pode ser multiponto, podendo mandar para vários receptores, podendo ser simplex, half ou full-duplex. <text:s text:c="2"/>Ela se baseia em 3 segmentos: (Espacial), o satélite em si, (Terreste), monitoramento e (Usuário), receptores finai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2T00:21:04.539000000</meta:creation-date>
    <meta:generator>LibreOffice/7.3.3.2$Windows_X86_64 LibreOffice_project/d1d0ea68f081ee2800a922cac8f79445e4603348</meta:generator>
    <dc:date>2022-06-12T12:14:25.766000000</dc:date>
    <meta:editing-duration>PT33M1S</meta:editing-duration>
    <meta:editing-cycles>7</meta:editing-cycles>
    <meta:document-statistic meta:table-count="0" meta:image-count="0" meta:object-count="0" meta:page-count="3" meta:paragraph-count="55" meta:word-count="840" meta:character-count="5362" meta:non-whitespace-character-count="4562"/>
  </office:meta>
</office:document-meta>
</file>